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B4000000D503CC7E8A.png"/>
  <manifest:file-entry manifest:media-type="image/png" manifest:full-path="Pictures/10000201000002BC000002AC009310D6.png"/>
  <manifest:file-entry manifest:media-type="image/png" manifest:full-path="Pictures/100000000000032000000258931F834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25cm"/>
    </style:style>
    <style:style style:name="pr1" style:family="presentation" style:parent-style-name="lyt-paper-notes">
      <style:graphic-properties draw:fill-color="#ffffff" draw:auto-grow-height="true" fo:min-height="13.365cm"/>
    </style:style>
    <style:style style:name="P1" style:family="paragraph">
      <style:paragraph-properties fo:text-align="center"/>
      <style:text-properties fo:font-size="48pt" fo:text-shadow="1pt 1pt" style:font-size-asian="48pt" style:font-size-complex="48pt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font-size="48pt" fo:text-shadow="1pt 1pt" style:font-size-asian="48pt" style:font-size-complex="48pt"/>
    </style:style>
    <style:style style:name="T2" style:family="text">
      <style:text-properties fo:font-size="36pt" fo:font-style="italic" fo:text-shadow="1pt 1pt" style:font-size-asian="36pt" style:font-style-asian="italic" style:font-size-complex="36pt" style:font-style-complex="italic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fo:font-style="italic" style:font-size-asian="26pt" style:font-style-asian="italic" style:font-size-complex="26pt" style:font-style-complex="italic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1">
        <draw:frame draw:style-name="gr1" draw:text-style-name="P1" draw:layer="layout" svg:width="19cm" svg:height="4.035cm" svg:x="5cm" svg:y="8cm">
          <draw:text-box>
            <text:p text:style-name="P1"><text:span text:style-name="T1">Linux and Free Software Worl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1">
        <draw:frame draw:style-name="gr3" draw:layer="layout" svg:width="22.5cm" svg:height="9.5cm" svg:x="2.5cm" svg:y="7.5cm">
          <draw:text-box>
            <text:p><text:span text:style-name="T2">Contents By</text:span></text:p>
            <text:p><text:span text:style-name="T3"><text:s/></text:span><text:span text:style-name="T4">Vasudev Kamath &lt;</text:span><text:span text:style-name="T4"><text:a xlink:href="mailto:kamathvasudev@gmail.com">kamathvasudev@gmail.com</text:a></text:span><text:span text:style-name="T4">&gt;</text:span></text:p>
            <text:list text:style-name="L1">
              <text:list-header>
                <text:p><text:span text:style-name="T5">Chethan S &lt;</text:span><text:span text:style-name="T5"><text:a xlink:href="mailto:chethanuniversal@gmail.com">chethanuniversal@gmail.com</text:a></text:span><text:span text:style-name="T5">&gt;</text:span></text:p>
                <text:p><text:span text:style-name="T5">License: LGPL 2+</text:span></text:p>
              </text:list-header>
            </text:list>
            <text:list text:style-name="L2">
              <text:list-header>
                <text:p><text:span text:style-name="T5"/></text:p>
              </text:list-header>
            </text:list>
            <text:list text:style-name="L3">
              <text:list-header>
                <text:p><text:span text:style-name="T5">GNU Head Logo from GNU.org</text:span></text:p>
                <text:p><text:span text:style-name="T5">Tux Logo from Wikipedia Free Online Encyclopedia 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paper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 draw:page-number="2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paper" style:page-layout-name="PM1" draw:style-name="Mdp1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3.86cm" svg:x="2.5cm" svg:y="5.7cm" presentation:class="outline" presentation:placeholder="true">
        <draw:text-box/>
      </draw:frame>
      <draw:frame presentation:style-name="Mpr1" draw:text-style-name="MP1" draw:layer="backgroundobjects" svg:width="6.523cm" svg:height="1.448cm" svg:x="2.2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676cm" svg:y="17.8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9.476cm" svg:y="17.8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6.053cm" svg:height="5.85cm" svg:x="2.347cm" svg:y="1.75cm">
        <draw:image xlink:href="Pictures/10000201000002BC000002AC009310D6.png" xlink:type="simple" xlink:show="embed" xlink:actuate="onLoad">
          <text:p/>
        </draw:image>
      </draw:frame>
      <draw:frame draw:style-name="Mgr3" draw:text-style-name="MP4" draw:layer="backgroundobjects" svg:width="4.762cm" svg:height="5.635cm" svg:x="21.738cm" svg:y="14cm">
        <draw:image xlink:href="Pictures/10000201000000B4000000D503CC7E8A.png" xlink:type="simple" xlink:show="embed" xlink:actuate="onLoad">
          <text:p/>
        </draw:image>
      </draw:frame>
      <presentation:notes style:page-layout-name="PM2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Noise Paper</dc:title>
    <dc:description>Presentation Layout Template</dc:description>
    <meta:creation-date>2011-02-25T21:31:32</meta:creation-date>
    <dc:language>en-US</dc:language>
    <meta:editing-cycles>3</meta:editing-cycles>
    <meta:editing-duration>PT00H12M48S</meta:editing-duration>
    <meta:initial-creator>vasudev </meta:initial-creator>
    <dc:date>2011-02-25T21:44:18</dc:date>
    <dc:creator>vasudev </dc:creator>
    <meta:document-statistic meta:object-count="32"/>
    <meta:user-defined meta:name="Info 1"/>
    <meta:user-defined meta:name="Info 2"/>
    <meta:user-defined meta:name="Info 3"/>
    <meta:user-defined meta:name="Info 4"/>
    <meta:template xlink:type="simple" xlink:actuate="onRequest" xlink:title="Noise Paper" xlink:href="../../../../../usr/lib/openoffice/basis3.2/share/template/en-US/layout/lyt-paper.otp"/>
  </office:meta>
</office:document-meta>
</file>